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2000000B80000015138E546C3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B Tabriz2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XB Tabriz" svg:font-family="'XB Tabriz'" style:font-family-generic="system" style:font-pitch="variable"/>
    <style:font-face style:name="XB Tabriz1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2.425cm" svg:height="4.444cm" svg:x="5.137cm" svg:y="0.12cm">
          <draw:image xlink:href="Pictures/20000002000000B80000015138E546C3.eps" xlink:type="simple" xlink:show="embed" xlink:actuate="onLoad">
            <text:p/>
          </draw:image>
        </draw:frame>
        <draw:g>
          <svg:title>TexMaths</svg:title>
          <svg:desc>12§inline§\SI{+12}{\volt}§svg§600§FALSE§</svg:desc>
          <draw:polygon draw:style-name="gr2" draw:layer="layout" svg:width="0.815cm" svg:height="0.288cm" svg:x="6.321cm" svg:y="0.395cm" svg:viewBox="0 0 816 289" draw:points="408,289 0,289 0,0 816,0 816,289">
            <text:p/>
          </draw:polygon>
          <draw:path draw:style-name="gr3" draw:layer="layout" svg:width="0.139cm" svg:height="0.281cm" svg:x="6.358cm" svg:y="0.402cm" svg:viewBox="0 0 140 282" svg:d="M88 11c0-10 0-11-10-11-26 28-65 28-78 28v13c8 0 34 0 55-12v220c0 15-1 20-39 20h-14v13c16-1 52-1 70-1 17 0 54 0 68 1v-13h-13c-38 0-39-5-39-20z">
            <text:p/>
          </draw:path>
          <draw:path draw:style-name="gr3" draw:layer="layout" svg:width="0.168cm" svg:height="0.281cm" svg:x="6.553cm" svg:y="0.402cm" svg:viewBox="0 0 169 282" svg:d="M32 250l46-43c66-59 91-82 91-125 0-48-38-82-90-82-48 0-79 38-79 77 0 24 22 24 23 24 7 0 21-6 21-23 0-11-7-22-22-22-3 0-4 0-5 0 9-27 32-43 57-43 39 0 57 35 57 69s-22 68-45 93l-81 92c-5 4-5 6-5 15h157l12-73h-11c-1 12-4 31-8 37-4 4-31 4-41 4z">
            <text:p/>
          </draw:path>
          <draw:path draw:style-name="gr3" draw:layer="layout" svg:width="0.3cm" svg:height="0.298cm" svg:x="6.821cm" svg:y="0.395cm" svg:viewBox="0 0 301 299" svg:d="M254 42c6-16 18-29 47-29v-13c-13 1-30 1-41 1-13 0-37-1-49-1v13c23 0 31 11 31 22 0 2-1 6-2 8l-77 204-81-213c-3-6-3-8-3-9 0-12 24-12 35-12v-13c-14 1-44 1-60 1-20 0-38-1-54-1v13c28 0 36 0 42 16l97 260c4 9 6 10 11 10 7 0 8-2 11-8z">
            <text:p/>
          </draw:path>
        </draw:g>
        <draw:g>
          <svg:title>TexMaths</svg:title>
          <svg:desc>12§inline§\SI{10}{\kilo \ohm}§svg§600§FALSE§</svg:desc>
          <draw:polygon draw:style-name="gr2" draw:layer="layout" svg:width="1.019cm" svg:height="0.293cm" svg:x="6.947cm" svg:y="1.161cm" svg:viewBox="0 0 1020 294" draw:points="510,294 0,294 0,0 1020,0 1020,294">
            <text:p/>
          </draw:polygon>
          <draw:path draw:style-name="gr3" draw:layer="layout" svg:width="0.139cm" svg:height="0.281cm" svg:x="6.984cm" svg:y="1.173cm" svg:viewBox="0 0 140 282" svg:d="M88 11c0-10 0-11-10-11-26 28-65 28-78 28v13c8 0 34 0 55-12v219c0 16-1 20-39 20h-14v14c16-2 52-2 70-2 17 0 54 0 68 2v-14h-13c-38 0-39-4-39-20z">
            <text:p/>
          </draw:path>
          <draw:path draw:style-name="gr3" draw:layer="layout" svg:width="0.178cm" svg:height="0.29cm" svg:x="7.174cm" svg:y="1.173cm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
            <text:p/>
          </draw:path>
          <draw:path draw:style-name="gr3" draw:layer="layout" svg:width="0.204cm" svg:height="0.293cm" svg:x="7.451cm" svg:y="1.161cm" svg:viewBox="0 0 205 294" svg:d="M34 261c0 19-5 19-34 19v14c14 0 34-2 47-2 12 0 29 0 45 2v-14c-27 0-32 0-32-19v-43l26-24c34 46 52 70 52 77 0 8-7 9-16 9v14c12 0 38-2 46-2 12 0 25 0 37 2v-14c-15 0-25 0-42-22l-53-76c-1-1-3-3-3-5 0-1 31-26 35-30 26-21 44-22 54-22v-14c-14 2-18 2-30 2-16 0-42-2-48-2v14c8 0 13 4 13 10 0 9-6 14-10 16l-60 52v-203l-61 5v13c30 0 34 2 34 24z">
            <text:p/>
          </draw:path>
          <draw:path draw:style-name="gr3" draw:layer="layout" svg:width="0.267cm" svg:height="0.297cm" svg:x="7.68cm" svg:y="1.156cm" svg:viewBox="0 0 268 298" svg:d="M268 230h-10c-2 11-5 20-8 30-2 7-4 11-28 11h-34c5-24 18-44 38-72 20-30 37-60 37-92 0-59-57-107-129-107-73 0-129 48-129 107 0 32 18 62 37 92 19 28 32 48 38 72h-34c-24 0-26-4-28-10-4-9-5-21-7-31h-11l14 68h68c9 0 10 0 10-9 0-29-13-66-22-94-10-24-21-57-21-90 0-67 46-95 85-95 40 0 86 30 86 95 0 33-12 65-24 99-6 18-20 56-20 85 0 9 2 9 11 9h67z">
            <text:p/>
          </draw:path>
        </draw:g>
        <draw:g>
          <svg:title>TexMaths</svg:title>
          <svg:desc>12§inline§\SI{60}{\kilo \ohm}§svg§600§FALSE§</svg:desc>
          <draw:polygon draw:style-name="gr2" draw:layer="layout" svg:width="1.019cm" svg:height="0.293cm" svg:x="4.472cm" svg:y="2.973cm" svg:viewBox="0 0 1020 294" draw:points="510,294 0,294 0,0 1020,0 1020,294">
            <text:p/>
          </draw:polygon>
          <draw:path draw:style-name="gr3" draw:layer="layout" svg:width="0.175cm" svg:height="0.29cm" svg:x="4.49cm" svg:y="2.985cm" svg:viewBox="0 0 176 291" svg:d="M38 143v-10c0-107 53-122 75-122 9 0 27 2 37 17-6 0-24 0-24 19 0 13 11 19 20 19 6 0 20-4 20-20 0-26-20-46-54-46-54 0-112 55-112 149 0 112 49 142 89 142 47 0 87-39 87-96 0-54-38-94-85-94-29 0-44 21-53 42zM89 279c-27 0-40-25-42-32-7-19-7-53-7-61 0-33 13-76 51-76 6 0 27 0 40 27 7 15 7 37 7 58s0 41-7 57c-13 25-33 27-42 27z">
            <text:p/>
          </draw:path>
          <draw:path draw:style-name="gr3" draw:layer="layout" svg:width="0.178cm" svg:height="0.29cm" svg:x="4.699cm" svg:y="2.985cm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
            <text:p/>
          </draw:path>
          <draw:path draw:style-name="gr3" draw:layer="layout" svg:width="0.204cm" svg:height="0.293cm" svg:x="4.976cm" svg:y="2.973cm" svg:viewBox="0 0 205 294" svg:d="M34 261c0 19-5 19-34 19v14c14 0 34-2 47-2 12 0 29 0 45 2v-14c-27 0-32 0-32-19v-43l26-24c34 46 52 70 52 77 0 8-7 9-16 9v14c12 0 38-2 46-2 12 0 25 0 37 2v-14c-15 0-25 0-42-22l-53-76c-1-1-3-3-3-5 0-1 31-26 35-30 26-21 44-22 54-22v-14c-14 2-18 2-30 2-16 0-42-2-48-2v14c8 0 13 4 13 10 0 9-6 14-10 16l-60 52v-203l-61 5v13c30 0 34 2 34 24z">
            <text:p/>
          </draw:path>
          <draw:path draw:style-name="gr3" draw:layer="layout" svg:width="0.267cm" svg:height="0.297cm" svg:x="5.205cm" svg:y="2.968cm" svg:viewBox="0 0 268 298" svg:d="M268 230h-10c-2 11-5 20-8 30-2 7-4 11-28 11h-34c5-24 18-44 38-72 20-30 37-60 37-92 0-59-57-107-129-107-73 0-129 48-129 107 0 32 18 62 37 92 19 28 32 48 38 72h-34c-24 0-26-4-28-10-4-9-5-21-7-31h-11l14 68h68c9 0 10 0 10-9 0-29-13-66-22-94-10-24-21-57-21-90 0-67 46-95 85-95 40 0 86 30 86 95 0 33-12 65-24 99-6 18-20 56-20 85 0 9 2 9 11 9h67z">
            <text:p/>
          </draw:path>
        </draw:g>
        <draw:g>
          <svg:title>TexMaths</svg:title>
          <svg:desc>12§display§V_B§svg§600§FALSE§</svg:desc>
          <draw:polygon draw:style-name="gr2" draw:layer="layout" svg:width="0.515cm" svg:height="0.352cm" svg:x="4.751cm" svg:y="2.088cm" svg:viewBox="0 0 516 353" draw:points="258,353 0,353 0,0 516,0 516,353">
            <text:p/>
          </draw:polygon>
          <draw:path draw:style-name="gr3" draw:layer="layout" svg:width="0.301cm" svg:height="0.298cm" svg:x="4.775cm" svg:y="2.088cm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
            <text:p/>
          </draw:path>
          <draw:path draw:style-name="gr3" draw:layer="layout" svg:width="0.226cm" svg:height="0.202cm" svg:x="5.019cm" svg:y="2.238cm" svg:viewBox="0 0 227 203" svg:d="M35 180c-3 10-4 12-27 12-4 0-8 0-8 6 0 5 4 5 8 5h116c50 0 88-34 88-64 0-21-19-39-51-42 36-7 66-30 66-55 0-23-23-42-61-42h-108c-6 0-10 0-10 6 0 5 4 5 10 5 0 0 6 0 10 0 8 1 8 1 8 5 0 0 0 2-2 6zM83 94l18-74c2-8 2-9 14-9h46c30 0 37 19 37 31 0 24-28 52-67 52zM68 192c-9 0-9 0-9-2 0-1 0-3 1-7l20-81h63c29 0 39 18 39 35 0 30-30 55-66 55z">
            <text:p/>
          </draw:path>
        </draw:g>
        <draw:g>
          <svg:title>TexMaths</svg:title>
          <svg:desc>12§display§V_C§svg§600§FALSE§</svg:desc>
          <draw:polygon draw:style-name="gr2" draw:layer="layout" svg:width="0.509cm" svg:height="0.352cm" svg:x="7.2cm" svg:y="2.6cm" svg:viewBox="0 0 510 353" draw:points="254,353 0,353 0,0 510,0 510,353">
            <text:p/>
          </draw:polygon>
          <draw:path draw:style-name="gr3" draw:layer="layout" svg:width="0.301cm" svg:height="0.298cm" svg:x="7.224cm" svg:y="2.6cm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
            <text:p/>
          </draw:path>
          <draw:path draw:style-name="gr3" draw:layer="layout" svg:width="0.228cm" svg:height="0.214cm" svg:x="7.466cm" svg:y="2.744cm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
            <text:p/>
          </draw:path>
        </draw:g>
        <draw:g>
          <svg:title>TexMaths</svg:title>
          <svg:desc>12§inline§\SI{-15}{\volt}§svg§600§FALSE§</svg:desc>
          <draw:polygon draw:style-name="gr2" draw:layer="layout" svg:width="1.143cm" svg:height="0.323cm" svg:x="6.117cm" svg:y="3.966cm" svg:viewBox="0 0 1144 324" draw:points="571,324 0,324 0,0 1144,0 1144,324">
            <text:p/>
          </draw:polygon>
          <draw:path draw:style-name="gr3" draw:layer="layout" svg:width="0.258cm" svg:height="0.017cm" svg:x="6.152cm" svg:y="4.14cm" svg:viewBox="0 0 259 18" svg:d="M244 18c7 0 15 0 15-8 0-10-8-10-15-10h-230c-7 0-14 0-14 10 0 8 7 8 14 8z">
            <text:p/>
          </draw:path>
          <draw:path draw:style-name="gr3" draw:layer="layout" svg:width="0.139cm" svg:height="0.281cm" svg:x="6.483cm" svg:y="3.973cm" svg:viewBox="0 0 140 282" svg:d="M88 11c0-10 0-11-10-11-26 28-65 28-78 28v13c8 0 34 0 55-12v219c0 16-1 21-39 21h-14v13c16-1 52-1 70-1 17 0 54 0 68 1v-13h-13c-38 0-39-5-39-21z">
            <text:p/>
          </draw:path>
          <draw:path draw:style-name="gr3" draw:layer="layout" svg:width="0.168cm" svg:height="0.291cm" svg:x="6.678cm" svg:y="3.973cm" svg:viewBox="0 0 169 292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8 77 78 49 0 92-41 92-95z">
            <text:p/>
          </draw:path>
          <draw:path draw:style-name="gr3" draw:layer="layout" svg:width="0.3cm" svg:height="0.298cm" svg:x="6.945cm" svg:y="3.966cm" svg:viewBox="0 0 301 299" svg:d="M254 42c6-16 18-29 47-29v-13c-13 1-30 1-41 1-13 0-37-1-49-1v13c23 0 31 11 31 22 0 2-1 6-2 8l-77 204-81-213c-3-6-3-8-3-9 0-12 24-12 35-12v-13c-14 1-44 1-60 1-20 0-38-1-54-1v13c28 0 36 0 42 16l97 260c4 9 6 10 11 10 7 0 8-3 11-9z">
            <text:p/>
          </draw:path>
        </draw:g>
        <draw:g>
          <svg:title>TexMaths</svg:title>
          <svg:desc>12§display§V_E§svg§600§FALSE§</svg:desc>
          <draw:polygon draw:style-name="gr2" draw:layer="layout" svg:width="0.51cm" svg:height="0.352cm" svg:x="7.175cm" svg:y="1.73cm" svg:viewBox="0 0 511 353" draw:points="256,353 0,353 0,0 511,0 511,353">
            <text:p/>
          </draw:polygon>
          <draw:path draw:style-name="gr3" draw:layer="layout" svg:width="0.301cm" svg:height="0.298cm" svg:x="7.199cm" svg:y="1.73cm" svg:viewBox="0 0 302 299" svg:d="M242 48c21-32 39-34 54-35 5 0 6-7 6-8 0-4-2-5-6-5-11 0-23 1-35 1-14 0-28-1-41-1-3 0-9 0-9 8 0 5 5 5 7 5 12 1 20 5 20 15 0 6-6 15-6 15l-130 207-29-224c0-7 10-13 29-13 6 0 11 0 11-8 0-4-4-5-6-5-17 0-35 1-53 1-7 0-16 0-23 0-8 0-15-1-23-1-3 0-8 0-8 8 0 5 4 5 11 5 24 0 24 4 25 15l34 261c1 9 2 10 8 10 7 0 8-2 12-8z">
            <text:p/>
          </draw:path>
          <draw:path draw:style-name="gr3" draw:layer="layout" svg:width="0.228cm" svg:height="0.201cm" svg:x="7.441cm" svg:y="1.881cm" svg:viewBox="0 0 229 202" svg:d="M215 133c1-3 1-5 1-6s-1-3-5-3c0 0-2 0-3 1 0 0 0 1-4 8-19 44-35 58-83 58h-50c-10 0-10 0-10-2s0-3 1-8l20-79h33c23 0 27 4 27 14 0 3 0 8-2 14-1 2-1 2-1 3 0 0 0 4 5 4s5-1 6-6l16-66c1-4 1-4 1-4 0-3-3-5-5-5-4 0-4 3-6 9-6 23-16 26-41 26h-31l18-71c2-8 4-9 16-9h48c39 0 49 8 49 35 0 7-1 15-1 18 0 2 1 4 4 4 5 0 5-2 5-8l6-52c1-8-1-8-8-8h-163c-6 0-10 0-10 6 0 5 4 5 10 5 4 0 6 0 10 0 6 1 8 1 8 5 0 2-2 4-2 6l-39 156c-3 11-3 13-27 13-4 0-8 0-8 7 0 4 4 4 8 4h168c8 0 9 0 11-5z">
            <text:p/>
          </draw:path>
        </draw:g>
        <draw:g>
          <svg:title>TexMaths</svg:title>
          <svg:desc>12§inline§\SI{14}{\kilo \ohm}§svg§600§FALSE§</svg:desc>
          <draw:polygon draw:style-name="gr2" draw:layer="layout" svg:width="1.019cm" svg:height="0.293cm" svg:x="6.893cm" svg:y="3.151cm" svg:viewBox="0 0 1020 294" draw:points="510,294 0,294 0,0 1020,0 1020,294">
            <text:p/>
          </draw:polygon>
          <draw:path draw:style-name="gr3" draw:layer="layout" svg:width="0.139cm" svg:height="0.281cm" svg:x="6.93cm" svg:y="3.163cm" svg:viewBox="0 0 140 282" svg:d="M88 11c0-10 0-11-10-11-26 28-65 28-78 28v13c8 0 34 0 55-12v220c0 15-1 20-39 20h-14v13c16-1 52-1 70-1 17 0 54 0 68 1v-13h-13c-38 0-39-5-39-20z">
            <text:p/>
          </draw:path>
          <draw:path draw:style-name="gr3" draw:layer="layout" svg:width="0.187cm" svg:height="0.286cm" svg:x="7.116cm" svg:y="3.158cm" svg:viewBox="0 0 188 287" svg:d="M113 217v36c0 16-1 21-33 21h-8v13c17-1 40-1 58-1 16 0 39 0 57 1v-13h-9c-32 0-33-5-33-21v-36h43v-13h-43v-193c0-9 0-11-6-11-5 0-6 0-8 5l-131 199v13zM115 204h-103l103-158z">
            <text:p/>
          </draw:path>
          <draw:path draw:style-name="gr3" draw:layer="layout" svg:width="0.204cm" svg:height="0.293cm" svg:x="7.397cm" svg:y="3.151cm" svg:viewBox="0 0 205 294" svg:d="M34 262c0 19-5 19-34 19v13c14 0 34-1 47-1 12 0 29 0 45 1v-13c-27 0-32 0-32-19v-43l26-24c34 45 52 69 52 76 0 9-7 10-16 10v13c12 0 38-1 46-1 12 0 25 0 37 1v-13c-15 0-25 0-42-23l-53-75c-1-2-3-4-3-5s31-27 35-30c26-22 44-23 54-23v-13c-14 1-18 1-30 1-16 0-42-1-48-1v13c8 0 13 5 13 11 0 8-6 13-10 15l-60 52v-203l-61 5v13c30 0 34 2 34 24z">
            <text:p/>
          </draw:path>
          <draw:path draw:style-name="gr3" draw:layer="layout" svg:width="0.267cm" svg:height="0.298cm" svg:x="7.626cm" svg:y="3.146cm" svg:viewBox="0 0 268 299" svg:d="M268 231h-10c-2 10-5 20-8 30-2 7-4 10-28 10h-34c5-24 18-44 38-72 20-30 37-60 37-92 0-59-57-107-129-107-73 0-129 48-129 107 0 32 18 62 37 92 19 28 32 48 38 72h-34c-24 0-26-3-28-9-4-10-5-22-7-31h-11l14 68h68c9 0 10 0 10-10 0-28-13-66-22-93-10-24-21-58-21-90 0-68 46-96 85-96 40 0 86 30 86 96 0 32-12 65-24 98-6 18-20 57-20 85 0 10 2 10 11 10h6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XB Tabriz2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XB Tabriz" svg:font-family="'XB Tabriz'" style:font-family-generic="system" style:font-pitch="variable"/>
    <style:font-face style:name="XB Tabriz1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2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cm" fo:margin-left="0.127cm" fo:margin-right="0.127cm" fo:page-width="12.7cm" fo:page-height="4.6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5T09:58:20</meta:creation-date>
    <meta:editing-duration>PT43M37S</meta:editing-duration>
    <meta:editing-cycles>9</meta:editing-cycles>
    <meta:generator>LibreOffice/4.2.8.2$Linux_x86 LibreOffice_project/420m0$Build-2</meta:generator>
    <dc:title>kkkFigures</dc:title>
    <meta:initial-creator>kkk </meta:initial-creator>
    <dc:date>2016-05-24T18:38:54.087891196</dc:date>
    <meta:document-statistic meta:object-count="42"/>
    <meta:user-defined meta:name="TexMathsIgnorePreamble">FALSE</meta:user-defined>
    <meta:user-defined meta:name="TexMathsPreamble">\usepackage{amsmath}§\usepackage{amssymb}§\usepackage[usenames]{color}§\usepackage{siunitx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  <meta:template xlink:type="simple" xlink:actuate="onRequest" xlink:title="kkkFigures" xlink:href="../../../../../.libreoffice/3/user/template/kkkFigures.otg" meta:date="2014-08-15T09:58:19"/>
  </office:meta>
</office:document-meta>
</file>